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0.513cm"/>
    </style:style>
    <style:style style:name="co7" style:family="table-column">
      <style:table-column-properties fo:break-before="auto" style:column-width="0.99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2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36cm" fo:break-before="auto" style:use-optimal-row-height="true"/>
    </style:style>
    <style:style style:name="ro7" style:family="table-row">
      <style:table-row-properties style:row-height="0.799cm" fo:break-before="auto" style:use-optimal-row-height="true"/>
    </style:style>
    <style:style style:name="ro8" style:family="table-row">
      <style:table-row-properties style:row-height="0.577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font-relief="none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>
      <style:text-properties style:font-name="Arial" fo:language="en" fo:country="US" style:language-asian="en" style:country-asian="US" style:language-complex="en" style:country-complex="U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normal" style:font-name-complex="Arial Unicode M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5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fo:font-size="10pt" style:font-size-asian="10pt" style:font-size-complex="10pt"/>
    </style:style>
    <style:style style:name="T5" style:family="text">
      <style:text-properties style:text-position="sub 58%"/>
    </style:style>
    <style:style style:name="T6" style:family="text">
      <style:text-properties style:text-position="-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outline="false" style:text-line-through-style="none" style:text-position="-33% 58%" style:font-name="Arial" fo:font-size="10pt" fo:font-style="normal" fo:text-shadow="none" style:text-underline-style="non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text-position="-33% 58%" style:font-name="Arial Unicode MS1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position="33% 58%"/>
    </style:style>
    <style:style style:name="T12" style:family="text">
      <style:text-properties style:text-outline="false" style:text-line-through-style="none" style:text-position="-33%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style:text-position="33% 58%" style:font-name="Arial Unicode MS1" fo:font-size="12pt" fo:font-style="normal" fo:text-shadow="none" style:text-underline-style="none" fo:font-weight="normal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style:text-position="28% 100%" style:font-name="Arial Unicode MS1" fo:font-size="12pt" fo:font-style="normal" fo:text-shadow="none" style:text-underline-style="none" fo:font-weight="normal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style:text-position="-33% 58%" style:font-name="Arial Unicode MS1" fo:font-size="12pt" fo:font-style="normal" fo:text-shadow="none" style:text-underline-style="none" fo:font-weight="normal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text-outline="false" style:text-line-through-style="none" style:text-position="-28% 100%" style:font-name="Arial Unicode MS1" fo:font-size="12pt" fo:font-style="normal" fo:text-shadow="none" style:text-underline-style="none" fo:font-weight="normal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text-position="0% 100%"/>
    </style:style>
    <style:style style:name="T18" style:family="text">
      <style:text-properties style:text-outline="false" style:text-line-through-style="none" style:text-position="-33% 58%" style:font-name="Arial Unicode MS1" fo:font-size="14pt" fo:font-style="normal" fo:text-shadow="none" style:text-underline-style="none" fo:font-weight="normal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text-position="33% 58%" style:font-name="Arial Unicode MS1" fo:font-size="14pt" fo:font-style="normal" fo:text-shadow="none" style:text-underline-style="none" fo:font-weight="normal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text-position="0% 100%" style:font-name="Arial Unicode MS1" fo:font-size="14pt" fo:font-style="normal" fo:text-shadow="none" style:text-underline-style="none" fo:font-weight="normal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position="0% 100%" fo:font-size="10pt" style:font-size-asian="10pt" style:font-size-complex="10pt"/>
    </style:style>
    <style:style style:name="T22" style:family="text">
      <style:text-properties fo:font-size="12pt"/>
    </style:style>
    <style:style style:name="T23" style:family="text">
      <style:text-properties style:text-outline="false" style:text-line-through-style="none" style:text-position="-33% 58%" fo:font-size="14pt" fo:font-style="normal" fo:text-shadow="none" style:text-underline-style="none" fo:font-weight="normal" style:font-name-asian="F" style:font-size-asian="14pt" style:font-style-asian="normal" style:font-weight-asian="normal" style:font-name-complex="F" style:font-size-complex="14pt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outline="false" style:text-line-through-style="none" fo:font-size="12pt" fo:font-style="normal" fo:text-shadow="none" style:text-underline-style="none" fo:font-weight="normal" style:font-name-asian="F" style:font-size-asian="14pt" style:font-style-asian="normal" style:font-weight-asian="normal" style:font-name-complex="F" style:font-size-complex="14pt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text-position="-33% 58%" fo:font-size="12pt"/>
    </style:style>
    <style:style style:name="T26" style:family="text">
      <style:text-properties style:text-position="33% 58%" fo:font-size="12pt"/>
    </style:style>
    <style:style style:name="T27" style:family="text">
      <style:text-properties style:text-position="0% 100%" fo:font-size="12pt"/>
    </style:style>
    <style:style style:name="T28" style:family="text">
      <style:text-properties style:text-outline="false" style:text-line-through-style="none" style:text-position="-33% 58%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29" style:family="text">
      <style:text-properties style:text-outline="false" style:text-line-through-style="none" style:text-position="0% 100%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Variable Inpu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office:annotation draw:style-name="gr1" draw:text-style-name="P1" svg:width="2.899cm" svg:height="1.781cm" svg:x="2.705cm" svg:y="0cm" draw:caption-point-x="-0.602cm" draw:caption-point-y="0.01cm">
              <dc:creator>JWN</dc:creator>
              <dc:date>2014-01-11T00:00:00</dc:date>
              <text:p text:style-name="P1"><text:span text:style-name="T1">Weight of structural skeleton</text:span></text:p>
              <text:p text:style-name="P1"><text:span text:style-name="T1"/></text:p>
            </office:annotation>
            <text:p>W <text:span text:style-name="T4">airframe</text:span></text:p>
          </table:table-cell>
          <table:table-cell office:value-type="float" office:value="1100">
            <text:p>1100</text:p>
          </table:table-cell>
          <table:table-cell table:number-columns-repeated="2"/>
        </table:table-row>
        <table:table-row table:style-name="ro2">
          <table:table-cell office:value-type="string">
            <office:annotation draw:style-name="gr1" draw:text-style-name="P1" svg:width="2.899cm" svg:height="1.386cm" svg:x="2.705cm" svg:y="0.029cm" draw:caption-point-x="-0.602cm" draw:caption-point-y="0.518cm">
              <dc:creator>JWN</dc:creator>
              <dc:date>2014-01-11T00:00:00</dc:date>
              <text:p text:style-name="P1"><text:span text:style-name="T1">Maximum level airspeed in KTAS</text:span></text:p>
            </office:annotation>
            <text:p>V <text:span text:style-name="T5">H</text:span>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3">
          <table:table-cell office:value-type="string">
            <office:annotation draw:style-name="gr1" draw:text-style-name="P1" svg:width="2.899cm" svg:height="2.176cm" svg:x="2.705cm" svg:y="0.053cm" draw:caption-point-x="-0.602cm" draw:caption-point-y="1.066cm">
              <dc:creator>JWN</dc:creator>
              <dc:date>2014-02-10T00:00:00</dc:date>
              <text:p text:style-name="P1"><text:span text:style-name="T1">number of planned aircraft to be produced over a 5-year period</text:span></text:p>
            </office:annotation>
            <text:p>N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4">
          <table:table-cell office:value-type="string">
            <office:annotation draw:style-name="gr1" draw:text-style-name="P1" svg:width="2.899cm" svg:height="1.386cm" svg:x="2.713cm" svg:y="0.032cm" draw:caption-point-x="-0.61cm" draw:caption-point-y="1.51cm">
              <dc:date>2014-02-12T00:00:00</dc:date>
              <text:p text:style-name="P1">Quantity produced per month.</text:p>
            </office:annotation>
            <text:p>Q<text:span text:style-name="T6">m</text:span>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2.176cm" svg:x="2.705cm" svg:y="0.574cm" draw:caption-point-x="-0.602cm" draw:caption-point-y="1.489cm">
              <dc:creator>JWN</dc:creator>
              <dc:date>2014-02-10T00:00:00</dc:date>
              <text:p text:style-name="P1"><text:span text:style-name="T1">0.67 if certified as LSA, = 1 if certified as a 14 CFR Part 23 aircraft</text:span></text:p>
            </office:annotation>
            <text:p>F<text:span text:style-name="T6">CERT</text:span>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2.176cm" svg:x="2.705cm" svg:y="1.083cm" draw:caption-point-x="-0.602cm" draw:caption-point-y="1.518cm">
              <dc:creator>JWN</dc:creator>
              <dc:date>2014-02-10T00:00:00</dc:date>
              <text:p text:style-name="P1"><text:span text:style-name="T1">1.03 for a complex flap system, = 1 if a simple flap system</text:span></text:p>
            </office:annotation>
            <text:p>F<text:span text:style-name="T6">CF</text:span>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2.176cm" svg:x="2.705cm" svg:y="1.619cm" draw:caption-point-x="-0.602cm" draw:caption-point-y="1.52cm">
              <dc:creator>JWN</dc:creator>
              <dc:date>2014-02-10T00:00:00</dc:date>
              <text:p text:style-name="P1"><text:span text:style-name="T1">1 + fcomp, a factor to account for the use of composites in the airframe</text:span></text:p>
            </office:annotation>
            <text:p><text:span text:style-name="T7">F</text:span><text:span text:style-name="T6">COMP</text:span>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2.966cm" svg:x="2.705cm" svg:y="2.155cm" draw:caption-point-x="-0.602cm" draw:caption-point-y="1.522cm">
              <dc:creator>JWN</dc:creator>
              <dc:date>2014-02-10T00:00:00</dc:date>
              <text:p text:style-name="P1"><text:span text:style-name="T2">fraction of airframe made from composites (= 1 for a complete composite aircraft)</text:span></text:p>
            </office:annotation>
            <text:p>f<text:span text:style-name="T6">comp</text:span>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1.781cm" svg:x="2.705cm" svg:y="2.69cm" draw:caption-point-x="-0.602cm" draw:caption-point-y="1.525cm">
              <dc:creator>JWN</dc:creator>
              <dc:date>2014-02-10T00:00:00</dc:date>
              <text:p text:style-name="P1"><text:span text:style-name="T1">1.03 for a pressurized aircraft, = 1 if unpressurized</text:span></text:p>
            </office:annotation>
            <text:p>F<text:span text:style-name="T6">PRES</text:span>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style-name="ce1" office:value-type="string">
            <text:p>F<text:span text:style-name="T8">TAPER</text:span>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office:annotation draw:style-name="gr1" draw:text-style-name="P1" svg:width="2.899cm" svg:height="1.386cm" svg:x="2.705cm" svg:y="3.744cm" draw:caption-point-x="-0.602cm" draw:caption-point-y="1.529cm">
              <dc:creator>JWN</dc:creator>
              <dc:date>2014-02-10T00:00:00</dc:date>
              <text:p text:style-name="P1"><text:span text:style-name="T1">Rate of engineering labour $ per hour</text:span></text:p>
            </office:annotation>
            <text:p>R<text:span text:style-name="T6">ENG</text:span>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4">
          <table:table-cell office:value-type="string">
            <office:annotation draw:style-name="gr1" draw:text-style-name="P1" svg:width="2.899cm" svg:height="1.386cm" svg:x="2.705cm" svg:y="4.262cm" draw:caption-point-x="-0.602cm" draw:caption-point-y="1.531cm">
              <dc:creator>JWN</dc:creator>
              <dc:date>2014-02-10T00:00:00</dc:date>
              <text:p text:style-name="P1"><text:span text:style-name="T1">Consumer price index relative to 2012.</text:span></text:p>
            </office:annotation>
            <text:p>CPI<text:span text:style-name="T6">2012</text:span>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2.966cm" svg:x="2.705cm" svg:y="4.781cm" draw:caption-point-x="-0.602cm" draw:caption-point-y="1.533cm">
              <dc:creator>JWN</dc:creator>
              <dc:date>2014-02-10T00:00:00</dc:date>
              <text:p text:style-name="P1"><text:span text:style-name="T1">The CPI for the years 1986 to 2012, which is when the CER models were developed is </text:span><text:span text:style-name="T3">2.0969.</text:span></text:p>
            </office:annotation>
            <text:p>CPI<text:span text:style-name="T6">CONST</text:span></text:p>
          </table:table-cell>
          <table:table-cell office:value-type="float" office:value="2.0969">
            <text:p>2.0969</text:p>
          </table:table-cell>
          <table:table-cell table:number-columns-repeated="2"/>
        </table:table-row>
      </table:table>
      <table:table table:name="Cost analysis" table:style-name="ta1" table:print="false">
        <table:table-column table:style-name="co2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4" table:visibility="collapse" table:number-columns-repeated="4" table:default-cell-style-name="Default"/>
        <table:table-row table:style-name="ro1">
          <table:table-cell office:value-type="string">
            <text:p>H<text:span text:style-name="T6">ENG</text:span></text:p>
          </table:table-cell>
          <table:table-cell table:formula="of:=0.0396*(['Variable Input'.B1])^0.791*(['Variable Input'.B2])^1.526*(['Variable Input'.B3])^0.183*['Variable Input'.B5]*['Variable Input'.B6]*['Variable Input'.B7]*['Variable Input'.B9]" office:value-type="float" office:value="205669.955023695">
            <text:p>205670</text:p>
          </table:table-cell>
          <table:table-cell/>
          <table:table-cell office:value-type="string">
            <text:p>Engineering man hours H<text:span text:style-name="T6">ENG</text:span> = 0.0396 * (W<text:span text:style-name="T6">AIRFRAME</text:span>)<text:span text:style-name="T11">0.791</text:span> * V<text:span text:style-name="T6">H</text:span> <text:span text:style-name="T11">1.526</text:span> * N <text:span text:style-name="T11">0.183</text:span> * F<text:span text:style-name="T6">CERT</text:span> * F<text:span text:style-name="T6">CF</text:span> * F<text:span text:style-name="T6">COMP</text:span> * F<text:span text:style-name="T6">PRESS</text:span></text:p>
          </table:table-cell>
          <table:table-cell table:number-columns-repeated="6"/>
        </table:table-row>
        <table:table-row table:style-name="ro6">
          <table:table-cell office:value-type="string">
            <text:p>H<text:span text:style-name="T6">TOOL</text:span></text:p>
          </table:table-cell>
          <table:table-cell table:formula="of:= 1.0032 * ['Variable Input'.B1]^0.764 * ['Variable Input'.B2] ^0.899 * ['Variable Input'.B3] ^0.178 * ['Variable Input'.B4]^0.066 * ['Variable Input'.B10] * ['Variable Input'.B6]* ['Variable Input'.B7] * ['Variable Input'.B9]" office:value-type="float" office:value="190299.892632204">
            <text:p>190300</text:p>
          </table:table-cell>
          <table:table-cell/>
          <table:table-cell office:value-type="string">
            <text:p>Tooling man hours H<text:span text:style-name="T6">TOOL</text:span> = 1.0032 * (W<text:span text:style-name="T12">AIRFRAME</text:span>)<text:span text:style-name="T13">0.764</text:span><text:span text:style-name="T14"> </text:span>* V<text:span text:style-name="T15">H</text:span> <text:span text:style-name="T13">0.899</text:span> * N <text:span text:style-name="T13">0.178</text:span> * Q <text:span text:style-name="T6">m</text:span><text:span text:style-name="T11">0.068 </text:span>* F<text:span text:style-name="T15">TAPER</text:span> * F<text:span text:style-name="T15">CF</text:span> * F<text:span text:style-name="T15">COMP</text:span> * F<text:span text:style-name="T16">PRESS</text:span></text:p>
          </table:table-cell>
          <table:table-cell table:number-columns-repeated="6"/>
        </table:table-row>
        <table:table-row table:style-name="ro7">
          <table:table-cell table:style-name="ce2" office:value-type="string">
            <text:p><text:span text:style-name="T9"><text:s/></text:span><text:span text:style-name="T9">H</text:span><text:span text:style-name="T10">MFG</text:span></text:p>
          </table:table-cell>
          <table:table-cell table:formula="of:=9.6613 * ['Variable Input'.B1]^0.74*['Variable Input'.B2]^0.543 * ['Variable Input'.B3]^0.524 * ['Variable Input'.B5] * ['Variable Input'.B6] * ['Variable Input'.B7]" office:value-type="float" office:value="2186605.31349449">
            <text:p>2186605</text:p>
          </table:table-cell>
          <table:table-cell/>
          <table:table-cell office:value-type="string">
            <text:p>Total Manufacturing Time H<text:span text:style-name="T6">MFG</text:span> = 9.6613 * (W<text:span text:style-name="T6">AIRFRAME</text:span><text:span text:style-name="T17">)</text:span><text:span text:style-name="T11">0.74</text:span><text:span text:style-name="T17"> V</text:span><text:span text:style-name="T18">H</text:span><text:span text:style-name="T19">0.543</text:span><text:span text:style-name="T6"> * </text:span><text:span text:style-name="T17">N</text:span><text:span text:style-name="T19">0.524</text:span><text:span text:style-name="T18"> * </text:span><text:span text:style-name="T20">F</text:span><text:span text:style-name="T18">CERT</text:span><text:span text:style-name="T20"> </text:span><text:span text:style-name="T6">* </text:span><text:span text:style-name="T17">F</text:span><text:span text:style-name="T18">CF</text:span><text:span text:style-name="T6"> * </text:span><text:span text:style-name="T17">F</text:span><text:span text:style-name="T18">COMP</text:span></text:p>
          </table:table-cell>
          <table:table-cell table:number-columns-repeated="6"/>
        </table:table-row>
        <table:table-row table:style-name="ro8">
          <table:table-cell table:style-name="ce2" office:value-type="string">
            <text:p><text:span text:style-name="T9"><text:s/></text:span><text:span text:style-name="T9">H</text:span><text:span text:style-name="T10">MFG/unit Average</text:span></text:p>
          </table:table-cell>
          <table:table-cell table:formula="of:=[.B3]/['Variable Input'.B3]" office:value-type="float" office:value="2186.60531349449">
            <text:p>2187</text:p>
          </table:table-cell>
          <table:table-cell/>
          <table:table-cell office:value-type="string">
            <text:p>Average time to manufacture one unit</text:p>
          </table:table-cell>
          <table:table-cell table:number-columns-repeated="6"/>
        </table:table-row>
        <table:table-row table:style-name="ro5">
          <table:table-cell/>
          <table:table-cell table:style-name="Default"/>
          <table:table-cell table:number-columns-repeated="8"/>
        </table:table-row>
        <table:table-row table:style-name="ro9">
          <table:table-cell/>
          <table:table-cell table:style-name="Default"/>
          <table:table-cell table:number-columns-repeated="8"/>
        </table:table-row>
        <table:table-row table:style-name="ro4">
          <table:table-cell office:value-type="string">
            <text:p>C<text:span text:style-name="T6">ENG</text:span></text:p>
          </table:table-cell>
          <table:table-cell table:style-name="Default" table:formula="of:=2.969 * [.B1] * ['Variable Input'.B11] * ['Variable Input'.B12]" office:value-type="float" office:value="54957068.6818816">
            <text:p>54957068.6818816</text:p>
          </table:table-cell>
          <table:table-cell/>
          <table:table-cell office:value-type="string">
            <text:p>Total Cost of engineering C<text:span text:style-name="T6">ENG</text:span> = 2.969 * H<text:span text:style-name="T6">ENG</text:span> * R<text:span text:style-name="T6">ENG</text:span> * CPI<text:span text:style-name="T6">2012</text:span></text:p>
          </table:table-cell>
          <table:table-cell table:number-columns-repeated="6"/>
        </table:table-row>
        <table:table-row table:style-name="ro10">
          <table:table-cell office:value-type="string">
            <text:p>C<text:span text:style-name="T6">DEV</text:span></text:p>
          </table:table-cell>
          <table:table-cell table:style-name="Default" table:formula="of:=0.06458 * ['Variable Input'.B1]^0.872 *['Variable Input'.B2]^1.89*['Variable Input'.B3]^0.346 * ['Variable Input'.B12]*['Variable Input'.B6]*['Variable Input'.B7]*['Variable Input'.B9]" office:value-type="float" office:value="12194865.7735862">
            <text:p>12194865.7735862</text:p>
          </table:table-cell>
          <table:table-cell/>
          <table:table-cell table:style-name="ce4" office:value-type="string">
            <text:p><text:span text:style-name="T21">Total Cost of development </text:span><text:span text:style-name="T22">C</text:span><text:span text:style-name="T23">DEV</text:span><text:span text:style-name="T24"> </text:span><text:span text:style-name="T22">= 0.06458 * W</text:span><text:span text:style-name="T25">AIRFRAME</text:span><text:span text:style-name="T26">0.872 </text:span><text:span text:style-name="T27">* V</text:span><text:span text:style-name="T25">H</text:span><text:span text:style-name="T26">1.89 </text:span><text:span text:style-name="T27">* N</text:span><text:span text:style-name="T25">P</text:span><text:span text:style-name="T26">0.346 </text:span><text:span text:style-name="T27">* CPI</text:span><text:span text:style-name="T25">2012</text:span><text:span text:style-name="T27"> * </text:span><text:span text:style-name="T21">F</text:span><text:span text:style-name="T28">CERT</text:span><text:span text:style-name="T29"> * F</text:span><text:span text:style-name="T28">CF</text:span><text:span text:style-name="T29"> * F</text:span><text:span text:style-name="T28">COMP</text:span><text:span text:style-name="T29"> * F</text:span><text:span text:style-name="T28">PRESS</text:span>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 style:data-style-name="N2" text:time-value="0000-00-00T22:14:2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Sharpe</meta:initial-creator>
    <meta:creation-date>2014-01-11T20:42:44</meta:creation-date>
    <meta:generator>LibreOffice/3.6$MacOSX_x86 LibreOffice_project/58f22d5-270d05a-e2abed1-ea17a85-9b5702</meta:generator>
    <dc:date>2014-02-13T21:06:00</dc:date>
    <meta:editing-duration>P3DT22H14M26S</meta:editing-duration>
    <meta:editing-cycles>6</meta:editing-cycles>
    <meta:document-statistic meta:table-count="3" meta:cell-count="44" meta:object-count="0"/>
  </office:meta>
</office:document-meta>
</file>